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90f" officeooo:paragraph-rsid="001ee9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3 link</text:p>
      <text:p text:style-name="P1"/>
      <text:p text:style-name="P1"><text:a xlink:type="simple" xlink:href="https://github.com/BhathiyaVandebona/SCS2204-Scala-tutorials.git" text:style-name="Internet_20_link" text:visited-style-name="Visited_20_Internet_20_Link">https://github.com/BhathiyaVandebona/SCS2204-Scala-tutorials.git</text:a></text:p>
      <text:p text:style-name="P1"/>
      <text:p text:style-name="P1">In this repository go to the assignment 3 directory, the tutorial answers are the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12:34:47.414220895</meta:creation-date>
    <dc:date>2022-07-16T12:36:31.270118167</dc:date>
    <meta:editing-duration>PT1M46S</meta:editing-duration>
    <meta:editing-cycles>1</meta:editing-cycles>
    <meta:document-statistic meta:table-count="0" meta:image-count="0" meta:object-count="0" meta:page-count="1" meta:paragraph-count="3" meta:word-count="18" meta:character-count="163" meta:non-whitespace-character-count="148"/>
    <meta:generator>LibreOffice/7.3.4.2$Linux_X86_64 LibreOffice_project/30$Build-2</meta:generator>
  </office:meta>
</office:document-meta>
</file>